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2" style:family="paragraph" style:parent-style-name="Text_20_body">
      <style:paragraph-properties fo:margin-left="0cm" fo:margin-right="0cm" fo:margin-top="0cm" fo:margin-bottom="0cm" fo:orphans="2" fo:widows="2" fo:text-indent="0cm" style:auto-text-indent="false"/>
    </style:style>
    <style:style style:name="P13"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7"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8"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19"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3">corountines</text:p>
      <text:p text:style-name="P3">statics</text:p>
      <text:p text:style-name="P3"/>
      <text:p text:style-name="P3">drum roll sound</text:p>
      <text:p text:style-name="P3">explosion sound</text:p>
      <text:p text:style-name="P3">powder keg</text:p>
      <text:p text:style-name="P3">metal arc for making sparks curly metal sharpener thing</text:p>
      <text:p text:style-name="P3"><text:soft-page-break/>pub babble - into panic screach chairs when lit</text:p>
      <text:p text:style-name="P3">free irish drinking music backgrounfd</text:p>
      <text:p text:style-name="P3">lit fuse sound</text:p>
      <text:p text:style-name="P3"/>
      <text:p text:style-name="P3">view port rectangle for screen split</text:p>
      <text:p text:style-name="P3"/>
      <text:p text:style-name="P14">code optimising</text:p>
      <text:p text:style-name="P12"><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19">might be nice if health boxes give you the health you are + a percentage back so the more damaged you are by taking a fight more health you gain – insentive and comeback mechanic or reason to get health at the last moment!</text:p>
      <text:p text:style-name="Standard"/>
      <text:p text:style-name="P15"><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5"><text:a xlink:type="simple" xlink:href="https://vimeo.com/36579366" office:target-frame-name="_blank" xlink:show="new" text:style-name="Internet_20_link" text:visited-style-name="Visited_20_Internet_20_Link"><text:span text:style-name="T1">https://vimeo.com/36579366</text:span></text:a> </text:p>
      <text:p text:style-name="P15"><text:span text:style-name="T5">when refactoring make alist of useful stuff from sololearn course and then try and use all o fthem so i get practice of each</text:span> </text:p>
      <text:p text:style-name="P15">try and get these things in refactor to help me learn them</text:p>
      <text:p text:style-name="P15"/>
      <text:p text:style-name="P15"/>
      <text:p text:style-name="P15"/>
      <text:p text:style-name="Standard"/>
      <text:p text:style-name="P3">a constructor same name as class and runs when instantiate class, could be use ful for refactor of my code maybe. not sure how it is different to start</text:p>
      <text:p text:style-name="P3"/>
      <text:p text:style-name="P7"><text:span text:style-name="T3">public string Name</text:span><text:span text:style-name="T2"> </text:span><text:span text:style-name="T4">//property</text:span><text:line-break/><text:span text:style-name="T3">{<text:line-break/>get { return name; }<text:line-break/>set { name = value; }</text:span></text:p>
      <text:p text:style-name="P9">}</text:p>
      <text:p text:style-name="P3"/>
      <text:p text:style-name="P8"><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3"/>
      <text:p text:style-name="P3">this would refactor my playersetting static instances nicely</text:p>
      <text:p text:style-name="P3"/>
      <text:p text:style-name="P6"><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4">}</text:p>
      <text:p text:style-name="P8">...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6"><text:span text:style-name="T5">when refactor canon  </text:span><text:span text:style-name="T3">~Dog() - destructor runs on destruction</text:span></text:p>
      <text:p text:style-name="P3"/>
      <text:p text:style-name="P3">could be useful for setting up enemy types</text:p>
      <text:p text:style-name="P17"><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5"><text:soft-page-break/><text:span text:style-name="T5">should playersettings be an abstractic class because i only take from it static classes but never use it itself</text:span> </text:p>
      <text:p text:style-name="P5">should playersettings be an abstractic class because i only take from it static classes but never use it itself </text:p>
      <text:p text:style-name="P3">or interface if all elements abstract</text:p>
      <text:p text:style-name="P3"/>
      <text:p text:style-name="P3">really need to plan the refactor and compare abstracts interfaces etc and really plan out all the elements i want to use and where most appropriate</text:p>
      <text:p text:style-name="P3">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18">look up development when to use a nested class for example</text:p>
      <text:p text:style-name="P3">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3">does abstract struct exist ... nope</text:p>
      <text:p text:style-name="P3"/>
      <text:p text:style-name="P14">what about a struct with a this(){index whatever} would this allow a struct holding ever one of the player settup</text:p>
      <text:h text:style-name="P11" text:outline-level="2">Structs vs Classes</text:h>
      <text:p text:style-name="P10"><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3"/>
      <text:p text:style-name="P13">so maybe a class with a struct the struct holding the non changeable data per class player settings</text:p>
      <text:p text:style-name="P13"/>
      <text:p text:style-name="P13">... maybe make a grid of all the possible ways of playersettings functioning and then ask someone who has skill with c#</text:p>
      <text:p text:style-name="P13">maybe dad or alan will know someone - do pros and cons analysis</text:p>
      <text:p text:style-name="P13"/>
      <text:p text:style-name="P13">need to find a good graphic comparing struct enums classes ... - what are all these things called operators, no, types, no, ... </text:p>
      <text:p text:style-name="P13"/>
      <text:p text:style-name="P13"/>
      <text:p text:style-name="P13">use enum switch statements somewhere maybe would work well in the arrays of the pirate speach </text:p>
      <text:p text:style-name="P13"/>
      <text:p text:style-name="P13">need a way of working out when ai bust so can set them to blow themselves up</text:p>
      <text:p text:style-name="P13"/>
      <text:p text:style-name="P13"/>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 fixed by changing type to world space canvas</text:p>
      <text:p text:style-name="Standard">I have the issue that my render textures are not part of the prefab so multiple instantiations dont result in multiple textures could use the camera rect again maybe, could make a render texture in code, could see if there is a way of making a render texture part of a prefab</text:p>
      <text:p text:style-name="Standard">maybe raycast is way to go</text:p>
      <text:p text:style-name="Standard"/>
      <text:p text:style-name="Standard"><text:a xlink:type="simple" xlink:href="https://www.youtube.com/watch?v=pA7ZC8owaeo" text:style-name="Internet_20_link" text:visited-style-name="Visited_20_Internet_20_Link">https://www.youtube.com/watch?v=pA7ZC8owaeo</text:a></text:p>
      <text:p text:style-name="Standard"/>
      <text:p text:style-name="Standard">I compare strings a lot like tag red to colour in thisplayersetting but can do it all with array and passing static instance of a the gameobjects versions of thisplayersetting</text:p>
      <text:p text:style-name="Standard">ive downloaded an explosives package but not sure it will have a fuse</text:p>
      <text:p text:style-name="Standard"/>
      <text:p text:style-name="Standard">also got a colonial ship more sail so could have some for health some for colour some for team</text:p>
      <text:p text:style-name="Standard">cartoone xplosive</text:p>
      <text:p text:style-name="Standard"/>
      <text:p text:style-name="Standard">would love something as good as this</text:p>
      <text:p text:style-name="Standard"><text:a xlink:type="simple" xlink:href="https://www.youtube.com/watch?v=iHsASxF8hb0" text:style-name="Internet_20_link" text:visited-style-name="Visited_20_Internet_20_Link">https://www.youtube.com/watch?v=iHsASxF8hb0</text:a></text:p>
      <text:p text:style-name="Standard"><text:a xlink:type="simple" xlink:href="https://www.youtube.com/watch?v=Cecp4a7FsTU" text:style-name="Internet_20_link" text:visited-style-name="Visited_20_Internet_20_Link">https://www.youtube.com/watch?v=Cecp4a7FsTU</text:a> – for making fuse</text:p>
      <text:p text:style-name="Standard"/>
      <text:p text:style-name="Standard">2player tactical cams canvas half the y scale maybe and the uv raw rect and camera rect h need really to change the camera size then everythign else</text:p>
      <text:p text:style-name="Standard"><text:soft-page-break/></text:p>
      <text:p text:style-name="Standard">if want to keep it so dark could put some lamps on the ship that come on at night</text:p>
      <text:p text:style-name="Standard"/>
      <text:p text:style-name="Standard">ceilidh music</text:p>
      <text:p text:style-name="Standard"/>
      <text:p text:style-name="Standard">architecturly maybe every ship should have a public thisPlayerSettings</text:p>
      <text:p text:style-name="Standard">and this thisPlayerSettings should hold info in future like how many ships sunk</text:p>
      <text:p text:style-name="Standard">how many pickups got etc </text:p>
      <text:p text:style-name="Standard">consider putting health on thisPlayerSettings too , combat uses the existing script so maybe it should just hold the value not the operation</text:p>
      <text:p text:style-name="Standard"/>
      <text:p text:style-name="Standard">would be good to have an enemy health and player health and have enemy health extended to be player health or both based on same abstract. As at moment really health should just track health and then tell ai or myplayer what to do when health reaches certain levels </text:p>
      <text:p text:style-name="Standard"/>
      <text:p text:style-name="Standard">//need to make sure everywhere I used gameobject.find I only use it once and if can replace it with use of static or something – although unsure if this bad practice, the statics do spiral out but ive found they tend to spiral out to other things that I only want one of and so them being static is useful but if follow this pattern of if it could be static make it static I would have a lot, but also everything would be cleaner so not sure why statics supposedly bad</text:p>
      <text:p text:style-name="Standard"/>
      <text:p text:style-name="Standard">if I activate scripts when I want them not before hand they dont get to run their start on load,</text:p>
      <text:p text:style-name="Standard">them getting all their things ready seem better so enabling disabling them may be bad(although I think they just update what active so if they are on turn off after run start and then turn on again when need they that would be good, maybe disable them in the start although would have to check start isnt run a second time if enable disbaled</text:p>
      <text:p text:style-name="Standard"/>
      <text:p text:style-name="Standard">-think this is the cause of a few errors it will be important for optomising</text:p>
      <text:p text:style-name="Standard"/>
      <text:p text:style-name="Standard">test putting a debug in a start and turning the script on and off and seeing if each time turned on start reruns – I dont think it does then put a method in it (not sure if I can call it when not active but maybe) the method disables it, another to enable, the enable one will include things I want from the st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76</meta:editing-cycles>
    <meta:creation-date>2018-10-19T14:39:00</meta:creation-date>
    <dc:date>2018-11-22T09:52:36.87</dc:date>
    <meta:editing-duration>P1DT19H12M37S</meta:editing-duration>
    <meta:generator>OpenOffice/4.1.5$Win32 OpenOffice.org_project/415m1$Build-9789</meta:generator>
    <meta:document-statistic meta:table-count="0" meta:image-count="0" meta:object-count="0" meta:page-count="13" meta:paragraph-count="187" meta:word-count="3234" meta:character-count="1809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